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4166in" style:page-number="0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top="1.8055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6" style:parent-style-name="Standard" style:family="paragraph">
      <style:paragraph-properties fo:margin-top="0.9722in" fo:margin-left="4.0361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margin-left="4.0361in">
        <style:tab-stops/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margin-left="4.0361in">
        <style:tab-stops/>
      </style:paragraph-properties>
      <style:text-properties fo:font-size="14pt" style:font-size-asian="14pt" style:font-size-complex="14pt"/>
    </style:style>
    <style:style style:name="P19" style:parent-style-name="Standard" style:family="paragraph">
      <style:paragraph-properties fo:margin-left="4.0361in">
        <style:tab-stops/>
      </style:paragraph-properties>
    </style:style>
    <style:style style:name="T20" style:parent-style-name="Internetlink" style:family="text">
      <style:text-properties fo:color="#000000"/>
    </style:style>
    <style:style style:name="P21" style:parent-style-name="Standard" style:family="paragraph">
      <style:paragraph-properties fo:margin-top="0.4166in" fo:margin-left="4.0361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4.0361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margin-left="4.0361in">
        <style:tab-stops/>
      </style:paragraph-properties>
    </style:style>
    <style:style style:name="T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Standard" style:family="paragraph">
      <style:paragraph-properties fo:margin-top="0.4166in" fo:margin-left="4.0361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4.0361in">
        <style:tab-stops/>
      </style:paragraph-properties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40" style:parent-style-name="Standard" style:family="paragraph">
      <style:paragraph-properties fo:text-align="center" fo:margin-top="1.1111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 fo:margin-top="1.1111in"/>
    </style:style>
    <style:style style:name="T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 style:language-asian="uk" style:country-asian="UA"/>
    </style:style>
    <style:style style:name="P49" style:parent-style-name="Standard" style:family="paragraph">
      <style:paragraph-properties fo:text-align="justify" fo:line-height="150%" fo:margin-left="0.4923in" fo:margin-right="0.4923in">
        <style:tab-stops/>
      </style:paragraph-properties>
    </style:style>
    <style:style style:name="T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uk" style:country-asian="UA"/>
    </style:style>
    <style:style style:name="T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uk" style:country-asian="UA"/>
    </style:style>
    <style:style style:name="T52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53" style:parent-style-name="Standard" style:family="paragraph">
      <style:paragraph-properties fo:text-align="justify" fo:line-height="150%" fo:margin-left="0.4923in" fo:margin-right="0.4923in">
        <style:tab-stops/>
      </style:paragraph-properties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uk" style:country-asian="UA"/>
    </style:style>
    <style:style style:name="T55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T56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57" style:parent-style-name="Standard" style:family="paragraph">
      <style:paragraph-properties fo:text-align="justify"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8" style:parent-style-name="Textbody" style:family="paragraph">
      <style:paragraph-properties fo:text-align="justify" fo:line-height="150%" fo:margin-left="0.4923in" fo:margin-right="0.4923in" fo:text-indent="0.4923in">
        <style:tab-stops/>
      </style:paragraph-properties>
      <style:text-properties fo:font-size="14pt" style:font-size-asian="14pt" style:font-size-complex="14pt"/>
    </style:style>
    <style:style style:name="P59" style:parent-style-name="Textbody" style:family="paragraph">
      <style:paragraph-properties fo:text-align="justify" fo:line-height="150%" fo:margin-left="0.4923in" fo:margin-right="0.4923in" fo:text-indent="0.4923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style:font-name="Consolas" fo:color="#657B83" style:letter-kerning="false" fo:font-size="10.5pt" style:font-size-asian="10.5pt" style:font-size-complex="10.5pt" style:language-asian="uk" style:country-asian="UA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Textbody" style:family="paragraph">
      <style:paragraph-properties fo:text-align="justify" fo:margin-bottom="0in" fo:line-height="150%" fo:margin-left="0.4923in" fo:margin-right="0.4923in" fo:text-indent="0.4923in">
        <style:tab-stops/>
      </style:paragraph-properties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Standard" style:family="paragraph">
      <style:paragraph-properties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4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25" style:parent-style-name="Основнойшрифтабзаца" style:family="text">
      <style:text-properties style:font-name="Courier New"/>
    </style:style>
    <style:style style:name="P126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8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59" style:parent-style-name="Основнойшрифтабзаца" style:family="text">
      <style:text-properties style:font-name="Courier New" fo:language="en" fo:country="US"/>
    </style:style>
    <style:style style:name="T160" style:parent-style-name="Основнойшрифтабзаца" style:family="text">
      <style:text-properties style:font-name="Courier New" fo:language="ru" fo:country="RU"/>
    </style:style>
    <style:style style:name="T161" style:parent-style-name="Основнойшрифтабзаца" style:family="text">
      <style:text-properties style:font-name="Courier New" fo:language="en" fo:country="US"/>
    </style:style>
    <style:style style:name="P16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6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97" style:parent-style-name="Основнойшрифтабзаца" style:family="text">
      <style:text-properties style:font-name="Courier New" fo:language="en" fo:country="US"/>
    </style:style>
    <style:style style:name="P198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P199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0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5" style:parent-style-name="Звичайний" style:family="paragraph">
      <style:paragraph-properties fo:line-height="150%" fo:margin-left="0.4923in" fo:margin-right="0.4923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6" style:parent-style-name="Звичайний" style:family="paragraph">
      <style:paragraph-properties fo:line-height="150%" fo:margin-left="0.4923in" fo:margin-right="0.492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0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4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8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3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8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3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8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3" style:parent-style-name="Звичайний" style:family="paragraph">
      <style:paragraph-properties fo:line-height="150%" fo:margin-left="0.4923in" fo:margin-right="0.4923in">
        <style:tab-stops/>
      </style:paragraph-properties>
      <style:text-properties fo:language="ru" fo:country="RU"/>
    </style:style>
  </office:automatic-styles>
  <office:body>
    <office:text text:use-soft-page-breaks="true">
      <text:p text:style-name="P1">Міністерство освіти і науки України</text:p>
      <text:p text:style-name="P3">Центральноукраїнський національний технічний університет</text:p>
      <text:p text:style-name="P4">Механіко-технологічний факультет</text:p>
      <text:p text:style-name="P5">ЗВІТ</text:p>
      <text:p text:style-name="P6"><text:span text:style-name="T7">ПРО ВИКОНАННЯ ЛАБОРАТОРНОЇ РОБОТИ № 9</text:span></text:p>
      <text:p text:style-name="P8">з навчальної дисципліни</text:p>
      <text:p text:style-name="P9">“Базові методології та технології програмування”</text:p>
      <text:p text:style-name="P10">на тему</text:p>
      <text:p text:style-name="P11"><text:span text:style-name="T12">“</text:span><text:span text:style-name="T13">ПРОГРАМНА РЕАЛІЗАЦІЯ АБСТРАКТНИХ ТИПІВ ДАНИХ</text:span><text:span text:style-name="T14">“</text:span></text:p>
      <text:p text:style-name="P15"/>
      <text:p text:style-name="P16">ЗАВДАННЯ ВИДАВ</text:p>
      <text:p text:style-name="P17">доцент кафедри кібербезпеки та програмного забезпечення</text:p>
      <text:p text:style-name="P18">Доренський О. П.</text:p>
      <text:p text:style-name="P19"><text:a xlink:href="https://github.com/odorenskyi/Dmytro-Parkhomenko-KB18" office:target-frame-name="_top" xlink:show="replace"><text:span text:style-name="T20">https://github.com/odorenskyi/</text:span></text:a></text:p>
      <text:p text:style-name="P21">ВИКОНАВ</text:p>
      <text:p text:style-name="P22"><text:span text:style-name="T23">студент академічної групи<text:s/></text:span><text:span text:style-name="T24">К</text:span><text:span text:style-name="T25">І</text:span><text:span text:style-name="T26">-2</text:span><text:span text:style-name="T27">3</text:span></text:p>
      <text:p text:style-name="P28"><text:span text:style-name="T29">Гончар</text:span><text:span text:style-name="T30"><text:s/></text:span><text:span text:style-name="T31">А</text:span><text:span text:style-name="T32">.<text:s/></text:span><text:span text:style-name="T33">Д</text:span><text:span text:style-name="T34">.</text:span></text:p>
      <text:p text:style-name="P35">ПЕРЕВІРИВ</text:p>
      <text:p text:style-name="P36"><text:span text:style-name="T37">викладач<text:s/></text:span><text:span text:style-name="T38"><text:line-break/></text:span><text:span text:style-name="T39">Дрєєва Г.М.</text:span></text:p>
      <text:p text:style-name="P40"><text:span text:style-name="T41">Кропивницький – 202</text:span><text:span text:style-name="T42">4</text:span></text:p>
      <text:soft-page-break/>
      <text:p text:style-name="P43"><text:span text:style-name="T44">Лабараторна робота<text:s/></text:span><text:span text:style-name="T45">№</text:span><text:span text:style-name="T46">1</text:span><text:span text:style-name="T47">2</text:span></text:p>
      <text:p text:style-name="P48"/>
      <text:p text:style-name="P49"><text:span text:style-name="T50"><text:tab/>Тема</text:span><text:span text:style-name="T51">:<text:s/></text:span><text:span text:style-name="T52">ПРОГРАМНА РЕАЛІЗАЦІЯ АБСТРАКТНИХ ТИПІВ ДАНИХ</text:span></text:p>
      <text:p text:style-name="P53"><text:span text:style-name="T54"><text:tab/>МЕТА</text:span><text:span text:style-name="T55">:<text:s/></text:span><text:span text:style-name="T56">Набути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</text:span></text:p>
      <text:p text:style-name="P57">Завдання:</text:p>
      <text:p text:style-name="P58">1.Як складову заголовкового файлу ModulesПрізвище.h розробити клас ClassLab12_Прізвище –– формальне представлення абстракції сутності предметної області (об’єкта) за варіантом, ― поведінка об’єкта якого реалізовує розв’язування задачі 7.1.</text:p>
      <text:p text:style-name="P59"><text:span text:style-name="T60">2.</text:span><text:span text:style-name="T61"><text:s/></text:span><text:span text:style-name="T62">Реалізувати додаток Teacher, який видає 100 звукових сигналів і в текстовий файл TestResults.txt записує рядок “Встановлені вимоги порядку виконання лабораторної роботи порушено!”, якщо файл проекта main.срр під час його компіляції знаходився не в \Lab12\prj, інакше –– створює об’єкт класу ClassLab12_Прізвище із заголовкового файлу ModulesПрізвище.h та виконує його unit-тестування за тест-сьютом(ами) із \Lab12\TestSuite, протоколюючи результати тестування в текстовий файл \Lab12\TestSuite\TestResults.txt.</text:span></text:p>
      <text:p text:style-name="P63"/>
      <text:p text:style-name="P64">Варіант №31</text:p>
      <text:p text:style-name="P65"/>
      <text:p text:style-name="P66"><text:span text:style-name="T67">Лістинг<text:s/></text:span><text:span text:style-name="T68">ModulesGonchar.h</text:span></text:p>
      <text:p text:style-name="P69"/>
      <text:p text:style-name="P70">#ifndef MODULESGONCHAR_H_INCLUDED</text:p>
      <text:p text:style-name="P71">#define MODULESGONCHAR_H_INCLUDED</text:p>
      <text:p text:style-name="P72">#include &lt;cmath&gt;</text:p>
      <text:p text:style-name="P73"/>
      <text:p text:style-name="P74">class ClassLab12_Gonchar {</text:p>
      <text:p text:style-name="P75"/>
      <text:soft-page-break/>
      <text:p text:style-name="P76">public:</text:p>
      <text:p text:style-name="P77"><text:s text:c="4"/>ClassLab12_Gonchar(float len) {</text:p>
      <text:p text:style-name="P78"><text:s text:c="8"/>formatd(len);</text:p>
      <text:p text:style-name="P79"><text:s text:c="4"/>};</text:p>
      <text:p text:style-name="P80"/>
      <text:p text:style-name="P81"><text:s text:c="4"/>void setLen(float len);</text:p>
      <text:p text:style-name="P82"><text:s text:c="4"/>void setFull();</text:p>
      <text:p text:style-name="P83"/>
      <text:p text:style-name="P84"><text:s text:c="4"/>float getLen() {</text:p>
      <text:p text:style-name="P85"><text:s text:c="8"/>return lengthCube;</text:p>
      <text:p text:style-name="P86"><text:s text:c="4"/>};</text:p>
      <text:p text:style-name="P87"/>
      <text:p text:style-name="P88"><text:s text:c="4"/>float getVol() {</text:p>
      <text:p text:style-name="P89"><text:s text:c="8"/>return pow(lengthCube, 3);</text:p>
      <text:p text:style-name="P90"><text:s text:c="4"/>};</text:p>
      <text:p text:style-name="P91"/>
      <text:p text:style-name="P92"><text:s text:c="4"/>char getRipn() {</text:p>
      <text:p text:style-name="P93"><text:s text:c="8"/>return full;</text:p>
      <text:p text:style-name="P94"><text:s text:c="4"/>};</text:p>
      <text:p text:style-name="P95">private:</text:p>
      <text:p text:style-name="P96"><text:s text:c="4"/>void formatd(float len);</text:p>
      <text:p text:style-name="P97"><text:s text:c="4"/>bool lenValidate(float len);</text:p>
      <text:p text:style-name="P98"><text:s text:c="4"/>float lengthCube;</text:p>
      <text:p text:style-name="P99"><text:s text:c="4"/>char full;</text:p>
      <text:p text:style-name="P100">};</text:p>
      <text:p text:style-name="P101"/>
      <text:p text:style-name="P102">void ClassLab12_Gonchar::formatd(float len) {</text:p>
      <text:p text:style-name="P103"><text:s text:c="4"/>setLen(len);</text:p>
      <text:p text:style-name="P104"><text:s text:c="4"/>full = 'n';</text:p>
      <text:p text:style-name="P105">};</text:p>
      <text:p text:style-name="P106"/>
      <text:p text:style-name="P107">void ClassLab12_Gonchar::setLen(float len) {</text:p>
      <text:p text:style-name="P108"><text:s text:c="4"/>if (lenValidate(len) == true) {</text:p>
      <text:p text:style-name="P109"><text:s text:c="8"/>lengthCube = len;</text:p>
      <text:p text:style-name="P110"><text:s text:c="4"/>}</text:p>
      <text:p text:style-name="P111"><text:s text:c="4"/>else { lengthCube = 0.1; }</text:p>
      <text:p text:style-name="P112">};</text:p>
      <text:p text:style-name="P113"/>
      <text:soft-page-break/>
      <text:p text:style-name="P114">bool ClassLab12_Gonchar::lenValidate(float len) {</text:p>
      <text:p text:style-name="P115"><text:s text:c="4"/>if (len &gt; 0 &amp;&amp; len &lt; 1) { return true; }</text:p>
      <text:p text:style-name="P116"><text:s text:c="4"/>else { return false; }</text:p>
      <text:p text:style-name="P117">};</text:p>
      <text:p text:style-name="P118"/>
      <text:p text:style-name="P119">void ClassLab12_Gonchar::setFull() {</text:p>
      <text:p text:style-name="P120"><text:s text:c="4"/>if (full == 'n') full = 'y';</text:p>
      <text:p text:style-name="P121"><text:s text:c="4"/>else full = 'n';</text:p>
      <text:p text:style-name="P122">};</text:p>
      <text:p text:style-name="P123"/>
      <text:p text:style-name="P124"><text:span text:style-name="T125">#endif // MODULESGONCHAR_H_INCLUDED</text:span></text:p>
      <text:p text:style-name="P126"><text:span text:style-name="T127">Лістинг<text:s/></text:span><text:span text:style-name="T128">Teacher</text:span></text:p>
      <text:p text:style-name="P129">#include &lt;vector&gt;</text:p>
      <text:p text:style-name="P130">#include &lt;iostream&gt;</text:p>
      <text:p text:style-name="P131">#include &lt;string&gt;</text:p>
      <text:p text:style-name="P132">#include &lt;fstream&gt;</text:p>
      <text:p text:style-name="P133">#include &lt;Windows.h&gt;</text:p>
      <text:p text:style-name="P134"/>
      <text:p text:style-name="P135">#include "ModulesGonchar.h"</text:p>
      <text:p text:style-name="P136"/>
      <text:p text:style-name="P137">using namespace std;</text:p>
      <text:p text:style-name="P138"/>
      <text:p text:style-name="P139">int main()</text:p>
      <text:p text:style-name="P140">{</text:p>
      <text:p text:style-name="P141"><text:s text:c="4"/>system("chcp 1251 &amp; cls");</text:p>
      <text:p text:style-name="P142"/>
      <text:p text:style-name="P143"><text:s text:c="4"/>try {</text:p>
      <text:p text:style-name="P144"><text:s text:c="4"/>string filePath = __FILE__;</text:p>
      <text:p text:style-name="P145"><text:s text:c="4"/>string path = filePath;</text:p>
      <text:p text:style-name="P146"/>
      <text:p text:style-name="P147"><text:s text:c="4"/>path.resize(path.length() - 20);</text:p>
      <text:p text:style-name="P148"><text:s text:c="4"/>string resFile = "\TestSuite\\TestResults.txt";</text:p>
      <text:p text:style-name="P149"><text:s text:c="4"/>string testFile = "\TestSuite\\TestSuiteFile.txt";</text:p>
      <text:p text:style-name="P150"/>
      <text:p text:style-name="P151"><text:s text:c="4"/>int checking = filePath.find("\\lab12\\prj");</text:p>
      <text:p text:style-name="P152"><text:s text:c="4"/>if (checking == -1) {</text:p>
      <text:p text:style-name="P153"><text:s text:c="12"/>for (int i = 0; i &lt; 100; i++){</text:p>
      <text:p text:style-name="P154"><text:s text:c="20"/>Beep(675, 100);</text:p>
      <text:soft-page-break/>
      <text:p text:style-name="P155"><text:s text:c="12"/>}</text:p>
      <text:p text:style-name="P156"><text:s text:c="12"/>ofstream file;</text:p>
      <text:p text:style-name="P157"><text:s text:c="12"/>file.open(path + resFile);</text:p>
      <text:p text:style-name="P158"><text:span text:style-name="T159"><text:s text:c="12"/>file</text:span><text:span text:style-name="T160"><text:s/>&lt;&lt; "Встановленні вимоги порядку виконання лабораторної роботи порушено!"<text:s/></text:span><text:span text:style-name="T161">&lt;&lt; endl;</text:span></text:p>
      <text:p text:style-name="P162"><text:s text:c="12"/>file.close();</text:p>
      <text:p text:style-name="P163"><text:s text:c="4"/>}</text:p>
      <text:p text:style-name="P164"><text:s text:c="4"/>else {</text:p>
      <text:p text:style-name="P165"><text:s text:c="8"/>ifstream file;</text:p>
      <text:p text:style-name="P166"><text:s text:c="8"/>file.open(path + testFile);</text:p>
      <text:p text:style-name="P167"><text:s text:c="8"/>if (!file.is_open()) throw (string)"Помилка відкриття файлу";</text:p>
      <text:p text:style-name="P168"/>
      <text:p text:style-name="P169"><text:s text:c="8"/>string line;</text:p>
      <text:p text:style-name="P170"/>
      <text:p text:style-name="P171"><text:s text:c="8"/>while (!file.eof()) {</text:p>
      <text:p text:style-name="P172"><text:s text:c="12"/>getline(file, line);</text:p>
      <text:p text:style-name="P173"><text:s text:c="12"/>char status = line[line.length() - 1];</text:p>
      <text:p text:style-name="P174"/>
      <text:p text:style-name="P175"><text:s text:c="12"/>int countLen = line.length() - 2;</text:p>
      <text:p text:style-name="P176"><text:s text:c="12"/>line.resize(countLen);</text:p>
      <text:p text:style-name="P177"/>
      <text:p text:style-name="P178"><text:s text:c="12"/>float len = stof(line);</text:p>
      <text:p text:style-name="P179"/>
      <text:p text:style-name="P180"><text:s text:c="12"/>ClassLab12_Gonchar *buff = new ClassLab12_Gonchar(len);</text:p>
      <text:p text:style-name="P181"><text:s text:c="12"/>if (status == 'y') buff-&gt;setFull();</text:p>
      <text:p text:style-name="P182"/>
      <text:p text:style-name="P183"><text:s text:c="12"/>ofstream res;</text:p>
      <text:p text:style-name="P184"><text:s text:c="12"/>res.open(path + resFile, ios_base::app);</text:p>
      <text:p text:style-name="P185"><text:s text:c="12"/>res &lt;&lt;"Довжина: " &lt;&lt; buff-&gt;getLen() &lt;&lt; ", Об'єм: " &lt;&lt; buff-&gt;getVol() &lt;&lt; <text:s/>", Заповненість: " &lt;&lt; buff-&gt;getRipn() &lt;&lt; "\n\n";</text:p>
      <text:p text:style-name="P186"><text:s text:c="12"/>res.close();</text:p>
      <text:p text:style-name="P187"/>
      <text:p text:style-name="P188"><text:s text:c="12"/>delete buff;</text:p>
      <text:p text:style-name="P189"><text:s text:c="8"/>}</text:p>
      <text:p text:style-name="P190"><text:s text:c="8"/>file.close();</text:p>
      <text:soft-page-break/>
      <text:p text:style-name="P191"><text:s text:c="4"/>}</text:p>
      <text:p text:style-name="P192"><text:s text:c="4"/>system("pause");</text:p>
      <text:p text:style-name="P193"><text:s text:c="4"/>return 0;</text:p>
      <text:p text:style-name="P194"><text:s text:c="4"/>}</text:p>
      <text:p text:style-name="P195"><text:s text:c="4"/>catch(string errorString) { cout &lt;&lt; errorString &lt;&lt; endl; }</text:p>
      <text:p text:style-name="P196"><text:span text:style-name="T197">}</text:span></text:p>
      <text:p text:style-name="P198"/>
      <text:p text:style-name="P199"><text:span text:style-name="T200">Висновок</text:span><text:span text:style-name="T201">:<text:s/></text:span><text:span text:style-name="T202">я ознайомився з об</text:span><text:span text:style-name="T203">’єктним аналізом та проектування классів С++. Дуже довго думав що в мене за кубік в тасці, але потім до мене дійшло що це квадранта пластикова каністра. <text:s/></text:span><text:span text:style-name="T204">Навчився абстрагуватися.</text:span></text:p>
      <text:p text:style-name="P205"/>
      <text:p text:style-name="P206">Відповіді на питання:</text:p>
      <text:p text:style-name="P207"><text:span text:style-name="T208">1.<text:s/></text:span><text:span text:style-name="T209">Концептуалізація предметної області визначає ключові поняття, сутності і їхні взаємозв'язки. Об’єктний аналіз виділяє основні об'єкти предметної області, їхні атрибути і методи, а також взаємодії між ними. Визначення інтерфейсів встановлює зовнішні контракти для взаємодії між об’єктами, що включає методи і їхні сигнатури, доступні для інших об'єктів.</text:span></text:p>
      <text:p text:style-name="P210"><text:span text:style-name="T211">2.</text:span><text:span text:style-name="T212"><text:s/></text:span><text:span text:style-name="T213">Концептуалізація предметної області є початковим етапом, який забезпечує загальне розуміння системи і визначення основних понять. Об’єктний аналіз базується на концептуалізації і деталізує її, виділяючи конкретні об'єкти, їхні властивості та поведінку. Визначення інтерфейсів завершує процес, встановлюючи способи взаємодії між об’єктами, що визначені в процесі об’єктного аналізу.</text:span></text:p>
      <text:p text:style-name="P214"><text:span text:style-name="T215">3.</text:span><text:span text:style-name="T216"><text:s/></text:span><text:span text:style-name="T217">Struct використовується, коли основною метою є зберігання даних без складної логіки або функцій. Підходить для простих об'єктів з публічними членами. Class використовується, коли необхідна інкапсуляція, можливість приховати реалізацію та визначити методи для обробки даних. Підходить для складних об'єктів з приватними даними та методами.</text:span></text:p>
      <text:p text:style-name="P218"><text:span text:style-name="T219">4.</text:span><text:span text:style-name="T220"><text:s/></text:span><text:span text:style-name="T221">Інтерфейс класу - це набір публічних методів, які клас надає для взаємодії з іншими класами або об'єктами. Він визначає, які операції<text:s/></text:span><text:soft-page-break/><text:span text:style-name="T222">можна виконувати з об’єктами цього класу.</text:span></text:p>
      <text:p text:style-name="P223"><text:span text:style-name="T224">5</text:span><text:span text:style-name="T225">.</text:span><text:span text:style-name="T226"><text:s/></text:span><text:span text:style-name="T227">В дійсності, в C++ можна оголосити конструктор з закритим рівнем доступу, але доступ до такого конструктора можливий тільки через друзі класу або внутрішні методи.</text:span></text:p>
      <text:p text:style-name="P228"><text:span text:style-name="T229">6</text:span><text:span text:style-name="T230">.</text:span><text:span text:style-name="T231"><text:s/></text:span><text:span text:style-name="T232">Перевантажені функції дозволяють мати кілька версій функції з однаковим ім'ям, але різними параметрами. Гнучкіше при додаванні різних варіантів виклику функції. Функції з параметрами за замовчуванням дозволяють одному визначенню функції мати параметри, які не обов'язково вказувати при виклику.</text:span></text:p>
      <text:p text:style-name="P233"><text:span text:style-name="T234">7</text:span><text:span text:style-name="T235">.</text:span><text:span text:style-name="T236"><text:s/></text:span><text:span text:style-name="T237">Оператор крапка (.) для доступу до членів об'єкта. Оператор стрілка (-&gt;) для доступу до членів об'єкта через вказівник.</text:span></text:p>
      <text:p text:style-name="P238"><text:span text:style-name="T239">8</text:span><text:span text:style-name="T240">.</text:span><text:span text:style-name="T241"><text:s/></text:span><text:span text:style-name="T242">Клас у C++ слугує абстрактним типом даних, оскільки він може інкапсулювати дані (поля) і функції (методи), що маніпулюють цими даними, приховуючи реалізацію від користувача і забезпечуючи чітко визначений інтерфейс для роботи з об'єктами цього класу.</text:span></text:p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harЗнакЗнакCharЗнакЗнакЗнакЗнакЗнакЗнакЗнакЗнакЗнакЗнакЗнакЗнак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style:font-name-asian="Verdana" style:font-name-complex="Verdana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вичайний" style:display-name="Звичайний" style:family="paragraph">
      <style:text-properties style:language-asian="uk" style:country-asian="UA" fo:hyphenate="false"/>
    </style:style>
    <style:style style:name="Абзацсписка" style:display-name="Абзац списка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ormalTableWW" style:display-name="Normal Table (WW)" style:family="paragraph">
      <style:paragraph-properties fo:widows="2" fo:orphans="2" style:vertical-align="auto"/>
      <style:text-properties style:font-name="Times New Roman" style:font-name-asian="Courier New" style:font-name-complex="Times New Roman" fo:font-size="10pt" style:font-size-asian="10pt" style:font-size-complex="10pt" style:language-asian="uk" style:country-asian="UA" style:language-complex="ar" style:country-complex="SA"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DefaultParagraphFontWW">
      <style:text-properties fo:font-size="12pt" style:font-size-asian="12pt" style:font-size-complex="12pt"/>
    </style:style>
    <style:style style:name="ListLabel131" style:display-name="ListLabel 131" style:family="text">
      <style:text-properties style:font-name-complex="Times New Roman"/>
    </style:style>
    <style:style style:name="ListLabel132" style:display-name="ListLabel 132" style:family="text">
      <style:text-properties style:font-name-complex="Times New Roman"/>
    </style:style>
    <style:style style:name="ListLabel133" style:display-name="ListLabel 133" style:family="text">
      <style:text-properties style:font-name-complex="Times New Roman"/>
    </style:style>
    <style:style style:name="ListLabel134" style:display-name="ListLabel 134" style:family="text">
      <style:text-properties style:font-name-complex="Times New Roman"/>
    </style:style>
    <style:style style:name="ListLabel135" style:display-name="ListLabel 135" style:family="text">
      <style:text-properties style:font-name-complex="Times New Roman"/>
    </style:style>
    <style:style style:name="ListLabel136" style:display-name="ListLabel 136" style:family="text">
      <style:text-properties style:font-name-complex="Times New Roman"/>
    </style:style>
    <style:style style:name="ListLabel137" style:display-name="ListLabel 137" style:family="text">
      <style:text-properties style:font-name-complex="Times New Roman"/>
    </style:style>
    <style:style style:name="ListLabel138" style:display-name="ListLabel 138" style:family="text">
      <style:text-properties style:font-name-complex="Times New Roman"/>
    </style:style>
    <style:style style:name="ListLabel139" style:display-name="ListLabel 139" style:family="text">
      <style:text-properties style:font-name-complex="Times New Roman"/>
    </style:style>
    <style:style style:name="ListLabel140" style:display-name="ListLabel 140" style:family="text">
      <style:text-properties style:font-name-complex="Times New Roman"/>
    </style:style>
    <style:style style:name="ListLabel141" style:display-name="ListLabel 141" style:family="text">
      <style:text-properties style:font-name-complex="Times New Roman"/>
    </style:style>
    <style:style style:name="ListLabel142" style:display-name="ListLabel 142" style:family="text">
      <style:text-properties style:font-name-complex="Times New Roman"/>
    </style:style>
    <style:style style:name="ListLabel143" style:display-name="ListLabel 143" style:family="text">
      <style:text-properties style:font-name-complex="Times New Roman"/>
    </style:style>
    <style:style style:name="ListLabel144" style:display-name="ListLabel 144" style:family="text">
      <style:text-properties style:font-name-complex="Times New Roman"/>
    </style:style>
    <style:style style:name="ListLabel145" style:display-name="ListLabel 145" style:family="text">
      <style:text-properties style:font-name-complex="Times New Roman"/>
    </style:style>
    <style:style style:name="ListLabel146" style:display-name="ListLabel 146" style:family="text">
      <style:text-properties style:font-name-complex="Times New Roman"/>
    </style:style>
    <style:style style:name="ListLabel147" style:display-name="ListLabel 147" style:family="text">
      <style:text-properties style:font-name-complex="Times New Roman"/>
    </style:style>
    <style:style style:name="ListLabel148" style:display-name="ListLabel 148" style:family="text">
      <style:text-properties style:font-name-complex="Times New Roman"/>
    </style:style>
    <style:style style:name="ListLabel149" style:display-name="ListLabel 149" style:family="text">
      <style:text-properties style:font-name-complex="Times New Roman"/>
    </style:style>
    <style:style style:name="ListLabel150" style:display-name="ListLabel 150" style:family="text">
      <style:text-properties style:font-name-complex="Times New Roman"/>
    </style:style>
    <style:style style:name="ListLabel151" style:display-name="ListLabel 151" style:family="text">
      <style:text-properties style:font-name-complex="Times New Roman"/>
    </style:style>
    <style:style style:name="ListLabel152" style:display-name="ListLabel 152" style:family="text">
      <style:text-properties style:font-name-complex="Times New Roman"/>
    </style:style>
    <style:style style:name="ListLabel153" style:display-name="ListLabel 153" style:family="text">
      <style:text-properties style:font-name-complex="Times New Roman"/>
    </style:style>
    <style:style style:name="ListLabel154" style:display-name="ListLabel 154" style:family="text">
      <style:text-properties style:font-name-complex="Times New Roman"/>
    </style:style>
    <style:style style:name="ListLabel155" style:display-name="ListLabel 155" style:family="text">
      <style:text-properties style:font-name-complex="Times New Roman"/>
    </style:style>
    <style:style style:name="ListLabel156" style:display-name="ListLabel 156" style:family="text">
      <style:text-properties style:font-name-complex="Times New Roman"/>
    </style:style>
    <style:style style:name="ListLabel157" style:display-name="ListLabel 157" style:family="text">
      <style:text-properties style:font-name-complex="Times New Roman"/>
    </style:style>
    <style:style style:name="ListLabel158" style:display-name="ListLabel 158" style:family="text">
      <style:text-properties style:font-name-complex="Times New Roman"/>
    </style:style>
    <style:style style:name="ListLabel159" style:display-name="ListLabel 159" style:family="text">
      <style:text-properties style:font-name-complex="Times New Roman"/>
    </style:style>
    <style:style style:name="ListLabel160" style:display-name="ListLabel 160" style:family="text">
      <style:text-properties style:font-name-complex="Times New Roman"/>
    </style:style>
    <style:style style:name="ListLabel161" style:display-name="ListLabel 161" style:family="text">
      <style:text-properties style:font-name-complex="Times New Roman"/>
    </style:style>
    <style:style style:name="ListLabel162" style:display-name="ListLabel 162" style:family="text">
      <style:text-properties style:font-name-complex="Times New Roman"/>
    </style:style>
    <style:style style:name="ListLabel163" style:display-name="ListLabel 163" style:family="text">
      <style:text-properties style:font-name-complex="Times New Roman"/>
    </style:style>
    <style:style style:name="ListLabel164" style:display-name="ListLabel 164" style:family="text">
      <style:text-properties style:font-name-complex="Times New Roman"/>
    </style:style>
    <style:style style:name="ListLabel165" style:display-name="ListLabel 165" style:family="text">
      <style:text-properties style:font-name-complex="Times New Roman"/>
    </style:style>
    <style:style style:name="ListLabel166" style:display-name="ListLabel 166" style:family="text">
      <style:text-properties style:font-name-complex="Times New Roman"/>
    </style:style>
    <style:style style:name="ListLabel167" style:display-name="ListLabel 167" style:family="text">
      <style:text-properties style:font-name-complex="Times New Roman"/>
    </style:style>
    <style:style style:name="ListLabel168" style:display-name="ListLabel 168" style:family="text">
      <style:text-properties style:font-name-complex="Times New Roman"/>
    </style:style>
    <style:style style:name="ListLabel169" style:display-name="ListLabel 169" style:family="text">
      <style:text-properties style:font-name-complex="Times New Roman"/>
    </style:style>
    <style:style style:name="ListLabel170" style:display-name="ListLabel 170" style:family="text">
      <style:text-properties style:font-name-complex="Times New Roman"/>
    </style:style>
    <style:style style:name="ListLabel171" style:display-name="ListLabel 171" style:family="text">
      <style:text-properties style:font-name-complex="Times New Roman"/>
    </style:style>
    <style:style style:name="ListLabel172" style:display-name="ListLabel 172" style:family="text">
      <style:text-properties style:font-name-complex="Times New Roman"/>
    </style:style>
    <style:style style:name="ListLabel173" style:display-name="ListLabel 173" style:family="text">
      <style:text-properties style:font-name-complex="Times New Roman"/>
    </style:style>
    <style:style style:name="ListLabel174" style:display-name="ListLabel 174" style:family="text">
      <style:text-properties style:font-name-complex="Times New Roman"/>
    </style:style>
    <style:style style:name="ListLabel175" style:display-name="ListLabel 175" style:family="text">
      <style:text-properties style:font-name-complex="Times New Roman"/>
    </style:style>
    <style:style style:name="ListLabel176" style:display-name="ListLabel 176" style:family="text">
      <style:text-properties style:font-name-complex="Times New Roman"/>
    </style:style>
    <style:style style:name="ListLabel177" style:display-name="ListLabel 177" style:family="text">
      <style:text-properties style:font-name-complex="Times New Roman"/>
    </style:style>
    <style:style style:name="ListLabel178" style:display-name="ListLabel 178" style:family="text">
      <style:text-properties style:font-name-complex="Times New Roman"/>
    </style:style>
    <style:style style:name="ListLabel179" style:display-name="ListLabel 179" style:family="text">
      <style:text-properties style:font-name-complex="Times New Roman"/>
    </style:style>
    <style:style style:name="ListLabel180" style:display-name="ListLabel 180" style:family="text">
      <style:text-properties style:font-name-complex="Times New Roman"/>
    </style:style>
    <style:style style:name="ListLabel181" style:display-name="ListLabel 181" style:family="text">
      <style:text-properties style:font-name-complex="Times New Roman"/>
    </style:style>
    <style:style style:name="ListLabel182" style:display-name="ListLabel 182" style:family="text">
      <style:text-properties style:font-name-complex="Times New Roman"/>
    </style:style>
    <style:style style:name="ListLabel183" style:display-name="ListLabel 183" style:family="text">
      <style:text-properties style:font-name-complex="Times New Roman"/>
    </style:style>
    <style:style style:name="ListLabel184" style:display-name="ListLabel 184" style:family="text">
      <style:text-properties style:font-name-complex="Times New Roman"/>
    </style:style>
    <style:style style:name="ListLabel185" style:display-name="ListLabel 185" style:family="text">
      <style:text-properties style:font-name-complex="Times New Roman"/>
    </style:style>
    <style:style style:name="ListLabel186" style:display-name="ListLabel 186" style:family="text">
      <style:text-properties style:font-name-complex="Times New Roman"/>
    </style:style>
    <style:style style:name="ListLabel187" style:display-name="ListLabel 187" style:family="text">
      <style:text-properties style:font-name-complex="Times New Roman"/>
    </style:style>
    <style:style style:name="ListLabel188" style:display-name="ListLabel 188" style:family="text">
      <style:text-properties style:font-name-complex="Times New Roman"/>
    </style:style>
    <style:style style:name="ListLabel189" style:display-name="ListLabel 189" style:family="text">
      <style:text-properties style:font-name-complex="Times New Roman"/>
    </style:style>
    <style:style style:name="ListLabel190" style:display-name="ListLabel 190" style:family="text">
      <style:text-properties style:font-name-complex="Times New Roman"/>
    </style:style>
    <style:style style:name="ListLabel191" style:display-name="ListLabel 191" style:family="text">
      <style:text-properties style:font-name-complex="Times New Roman"/>
    </style:style>
    <style:style style:name="ListLabel192" style:display-name="ListLabel 192" style:family="text">
      <style:text-properties style:font-name-complex="Times New Roman"/>
    </style:style>
    <style:style style:name="ListLabel193" style:display-name="ListLabel 193" style:family="text">
      <style:text-properties style:font-name-complex="Times New Roman"/>
    </style:style>
    <style:style style:name="ListLabel194" style:display-name="ListLabel 194" style:family="text">
      <style:text-properties style:font-name-complex="Times New Roman"/>
    </style:style>
    <style:style style:name="ListLabel195" style:display-name="ListLabel 195" style:family="text">
      <style:text-properties style:font-name-complex="Times New Roman"/>
    </style:style>
    <style:style style:name="ListLabel196" style:display-name="ListLabel 196" style:family="text">
      <style:text-properties style:font-name-complex="Times New Roman"/>
    </style:style>
    <style:style style:name="ListLabel197" style:display-name="ListLabel 197" style:family="text">
      <style:text-properties style:font-name-complex="Times New Roman"/>
    </style:style>
    <style:style style:name="ListLabel198" style:display-name="ListLabel 198" style:family="text">
      <style:text-properties style:font-name-complex="Times New Roman"/>
    </style:style>
    <style:style style:name="ListLabel199" style:display-name="ListLabel 199" style:family="text">
      <style:text-properties style:font-name-complex="Times New Roman"/>
    </style:style>
    <style:style style:name="ListLabel200" style:display-name="ListLabel 200" style:family="text">
      <style:text-properties style:font-name-complex="Times New Roman"/>
    </style:style>
    <style:style style:name="ListLabel201" style:display-name="ListLabel 201" style:family="text">
      <style:text-properties style:font-name-complex="Times New Roman"/>
    </style:style>
    <style:style style:name="ListLabel202" style:display-name="ListLabel 202" style:family="text">
      <style:text-properties style:font-name-complex="Times New Roman"/>
    </style:style>
    <style:style style:name="ListLabel203" style:display-name="ListLabel 203" style:family="text">
      <style:text-properties style:font-name-complex="Times New Roman"/>
    </style:style>
    <style:style style:name="ListLabel204" style:display-name="ListLabel 204" style:family="text">
      <style:text-properties style:font-name-complex="Times New Roman"/>
    </style:style>
    <style:style style:name="ListLabel205" style:display-name="ListLabel 205" style:family="text">
      <style:text-properties style:font-name-complex="Times New Roman"/>
    </style:style>
    <style:style style:name="ListLabel206" style:display-name="ListLabel 206" style:family="text">
      <style:text-properties style:font-name-complex="Times New Roman"/>
    </style:style>
    <style:style style:name="ListLabel207" style:display-name="ListLabel 207" style:family="text">
      <style:text-properties style:font-name-complex="Times New Roman"/>
    </style:style>
    <style:style style:name="ListLabel208" style:display-name="ListLabel 208" style:family="text">
      <style:text-properties style:font-name-complex="Times New Roman"/>
    </style:style>
    <style:style style:name="ListLabel209" style:display-name="ListLabel 209" style:family="text">
      <style:text-properties style:font-name-complex="Times New Roman"/>
    </style:style>
    <style:style style:name="ListLabel210" style:display-name="ListLabel 210" style:family="text">
      <style:text-properties style:font-name-complex="Times New Roman"/>
    </style:style>
    <style:style style:name="ListLabel211" style:display-name="ListLabel 211" style:family="text">
      <style:text-properties style:font-name-complex="Times New Roman"/>
    </style:style>
    <style:style style:name="ListLabel212" style:display-name="ListLabel 212" style:family="text">
      <style:text-properties style:font-name-complex="Times New Roman"/>
    </style:style>
    <style:style style:name="ListLabel213" style:display-name="ListLabel 213" style:family="text">
      <style:text-properties style:font-name-complex="Times New Roman"/>
    </style:style>
    <style:style style:name="ListLabel214" style:display-name="ListLabel 214" style:family="text">
      <style:text-properties style:font-name-complex="Times New Roman"/>
    </style:style>
    <style:style style:name="ListLabel215" style:display-name="ListLabel 215" style:family="text">
      <style:text-properties style:font-name-complex="Times New Roman"/>
    </style:style>
    <style:style style:name="ListLabel216" style:display-name="ListLabel 216" style:family="text">
      <style:text-properties style:font-name-complex="Times New Roman"/>
    </style:style>
    <style:style style:name="ListLabel217" style:display-name="ListLabel 217" style:family="text">
      <style:text-properties style:font-name-complex="Times New Roman"/>
    </style:style>
    <style:style style:name="ListLabel218" style:display-name="ListLabel 218" style:family="text">
      <style:text-properties style:font-name-complex="Times New Roman"/>
    </style:style>
    <style:style style:name="ListLabel219" style:display-name="ListLabel 219" style:family="text">
      <style:text-properties style:font-name-complex="Times New Roman"/>
    </style:style>
    <style:style style:name="ListLabel220" style:display-name="ListLabel 220" style:family="text">
      <style:text-properties style:font-name-complex="Times New Roman"/>
    </style:style>
    <style:style style:name="Шрифтабзацузазамовчуванням" style:display-name="Шрифт абзацу за замовчуванням" style:family="text"/>
    <style:style style:name="NumberingSymbols" style:display-name="Numbering Symbols" style:family="text"/>
    <style:style style:name="DefaultParagraphFontWW" style:display-name="Default Paragraph Font (WW)" style:family="text"/>
    <style:style style:name="ВерхнийколонтитулЗнак" style:display-name="Верхний колонтитул Знак" style:family="text" style:parent-style-name="DefaultParagraphFontWW"/>
    <style:style style:name="НижнийколонтитулЗнак" style:display-name="Нижний колонтитул Знак" style:family="text" style:parent-style-name="DefaultParagraphFontWW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a" style:display-name="WWNum1a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a" style:display-name="WWNum2a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a" style:display-name="WWNum3a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a" style:display-name="WWNum4a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5a" style:display-name="WWNum5a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a" style:display-name="WWNum6a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a" style:display-name="WWNum7a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a" style:display-name="WWNum8a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9a" style:display-name="WWNum9a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10a" style:display-name="WWNum10a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43in" fo:margin-left="0.7875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979in"/>
      </style:footer-style>
    </style:page-layout>
    <style:style style:name="P2" style:parent-style-name="Верхнийколонтитул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draw:frame draw:z-index="251659264" draw:id="id0" draw:style-name="a0" draw:name="Рамка1" text:anchor-type="paragraph" svg:x="0in" svg:y="0.00079in" svg:width="0.01597in" svg:height="0.02222in" style:rel-width="scale" style:rel-height="scale"><draw:text-box><text:p text:style-name="Верхнийколонтитул"><text:span text:style-name="Номерстраницы"><text:page-number text:fixed="false">5</text:page-number></text:span></text:p></draw:text-box><svg:title/><svg:desc/></draw:frame></text:p>
      </style:header>
      <style:header-first>
        <text:p text:style-name="Верхнийколонтитул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ШАБЛОН : Титульний аркуш звіту про ЛР</dc:title>
    <dc:subject>Модульне програмування // Титульний аркуш звіту про ЛР</dc:subject>
    <meta:initial-creator>Доренський О. П.</meta:initial-creator>
    <dc:creator>Artemiy Honchar</dc:creator>
    <meta:creation-date>2016-09-17T12:13:00Z</meta:creation-date>
    <dc:date>2024-05-21T11:53:00Z</dc:date>
    <meta:template xlink:href="Normal.dotm" xlink:type="simple"/>
    <meta:editing-cycles>111</meta:editing-cycles>
    <meta:editing-duration>PT11040S</meta:editing-duration>
    <meta:document-statistic meta:page-count="7" meta:paragraph-count="13" meta:word-count="4341" meta:character-count="6803" meta:row-count="20" meta:non-whitespace-character-count="2475"/>
  </office:meta>
</office:document-meta>
</file>